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text-properties officeooo:rsid="001d8903" officeooo:paragraph-rsid="001b6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20:06:39.037450446</meta:creation-date>
    <dc:date>2024-11-18T13:29:03.698474074</dc:date>
    <meta:editing-duration>PT14H16M11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